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85de" officeooo:paragraph-rsid="001785de" style:font-weight-asian="bold" style:font-weight-complex="bold"/>
    </style:style>
    <style:style style:name="P2" style:family="paragraph" style:parent-style-name="Standard">
      <style:text-properties fo:font-weight="bold" officeooo:rsid="001801cc" officeooo:paragraph-rsid="001801cc" style:font-weight-asian="bold" style:font-weight-complex="bold"/>
    </style:style>
    <style:style style:name="P3" style:family="paragraph" style:parent-style-name="Standard">
      <style:text-properties fo:font-weight="normal" officeooo:rsid="001785de" officeooo:paragraph-rsid="001785de" style:font-weight-asian="normal" style:font-weight-complex="normal"/>
    </style:style>
    <style:style style:name="P4" style:family="paragraph" style:parent-style-name="Standard">
      <style:text-properties fo:font-weight="normal" officeooo:rsid="001785de" officeooo:paragraph-rsid="001801cc" style:font-weight-asian="normal" style:font-weight-complex="normal"/>
    </style:style>
    <style:style style:name="P5" style:family="paragraph" style:parent-style-name="Standard">
      <style:text-properties fo:font-weight="normal" officeooo:rsid="001801cc" officeooo:paragraph-rsid="001801cc" style:font-weight-asian="normal" style:font-weight-complex="normal"/>
    </style:style>
    <style:style style:name="P6" style:family="paragraph" style:parent-style-name="Standard">
      <style:text-properties fo:font-weight="normal" officeooo:rsid="00185335" officeooo:paragraph-rsid="00185335" style:font-weight-asian="normal" style:font-weight-complex="normal"/>
    </style:style>
    <style:style style:name="T1" style:family="text">
      <style:text-properties officeooo:rsid="001801cc"/>
    </style:style>
    <style:style style:name="T2" style:family="text">
      <style:text-properties officeooo:rsid="0018b0d1"/>
    </style:style>
    <style:style style:name="T3" style:family="text">
      <style:text-properties officeooo:rsid="001a6958"/>
    </style:style>
    <style:style style:name="T4" style:family="text">
      <style:text-properties officeooo:rsid="001be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p text:style-name="P6"/>
      <text:p text:style-name="P6">(Things to do after we have the metrics. Change anything you <text:span text:style-name="T4">believe its wrong</text:span> without consulting me. This is what I have understood and I just wrote <text:span text:style-name="T4">everything</text:span> here so that we don’t have to discuss a lot <text:span text:style-name="T4">(</text:span>again<text:span text:style-name="T4">)</text:span> on what we have to do. <text:span text:style-name="T2">If you agree we can also start writing those things in the paper. Cheers :) </text:span>)</text:p>
      <text:p text:style-name="P1"/>
      <text:p text:style-name="P1">Performance</text:p>
      <text:p text:style-name="P3"/>
      <text:p text:style-name="P3"><text:s/>TrainSet - TestSet =&gt; Sequential releases (release, next release) / <text:span text:style-name="T3">for each project</text:span></text:p>
      <text:p text:style-name="P3"/>
      <text:p text:style-name="P3">- Take all sequential releases</text:p>
      <text:p text:style-name="P3">- Find for every pair: AUC, F1 score, Significance of each metric</text:p>
      <text:p text:style-name="P3">- Avg. for all pairs: AUC, F1 score, Significance of each metric (Now we have them per project)</text:p>
      <text:p text:style-name="P3">- Comparison of those values between projects</text:p>
      <text:p text:style-name="P3">- Avg. of those values for the high gini projects (values per high gini)</text:p>
      <text:p text:style-name="P3">- Avg. of those values for the low gini projects <text:span text:style-name="T1">(values per low gini)</text:span></text:p>
      <text:p text:style-name="P3">- Comparison <text:span text:style-name="T1">between</text:span> high and low gini projects</text:p>
      <text:p text:style-name="P3"/>
      <text:p text:style-name="P2">Stability</text:p>
      <text:p text:style-name="P2"/>
      <text:p text:style-name="P4">TrainSe<text:span text:style-name="T1">t: First Release </text:span></text:p>
      <text:p text:style-name="P5">TestSet: Last Release</text:p>
      <text:p text:style-name="P4"><text:span text:style-name="T1">(maybe we can take more combinations) / for each project</text:span></text:p>
      <text:p text:style-name="P4"/>
      <text:p text:style-name="P4">- Find: AUC, F1 score, Significance of each metric</text:p>
      <text:p text:style-name="P4">- Comparison of those values between projects</text:p>
      <text:p text:style-name="P4">- Avg. of those values for the high gini projects (values per high gini)</text:p>
      <text:p text:style-name="P4">- Avg. of those values for the low gini projects <text:span text:style-name="T1">(values per low gini)</text:span></text:p>
      <text:p text:style-name="P4">- Comparison <text:span text:style-name="T1">between</text:span> high and low gini projects</text:p>
      <text:p text:style-name="P4"/>
      <text:p text:style-name="P2">Portability</text:p>
      <text:p text:style-name="P5"/>
      <text:p text:style-name="P5">TrainSet: Test set of one project</text:p>
      <text:p text:style-name="P5">TestSet: Test set of another project</text:p>
      <text:p text:style-name="P5"/>
      <text:p text:style-name="P5">- Check portability on projects from high gini group</text:p>
      <text:p text:style-name="P5">- Check portability on projects from high gini group</text:p>
      <text:p text:style-name="P5">- Check portability with training from high and test from low gini</text:p>
      <text:p text:style-name="P5">- Check portability with training from low and test from high gini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7:00:00.302664543</meta:creation-date>
    <dc:date>2016-11-02T17:21:42.126210556</dc:date>
    <meta:editing-duration>PT11M29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278" meta:character-count="1547" meta:non-whitespace-character-count="1294"/>
  </office:meta>
</office:document-meta>
</file>